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text">
      <style:graphic-properties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1" style:family="graphic" style:parent-style-name="text">
      <style:graphic-properties draw:auto-grow-height="true" draw:auto-grow-width="false" fo:max-height="0cm" fo:min-height="0.4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2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style:text-line-through-style="none" style:text-line-through-type="non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56cm" svg:y1="2.318cm" svg:x2="3.556cm" svg:y2="20.606cm">
          <text:p/>
        </draw:line>
        <draw:line draw:style-name="gr1" draw:text-style-name="P1" draw:layer="layout" svg:x1="11.931cm" svg:y1="2.118cm" svg:x2="11.931cm" svg:y2="20.406cm">
          <text:p/>
        </draw:line>
        <draw:line draw:style-name="gr1" draw:text-style-name="P1" draw:layer="layout" svg:x1="20.956cm" svg:y1="2.118cm" svg:x2="20.956cm" svg:y2="20.406cm">
          <text:p/>
        </draw:line>
        <draw:line draw:style-name="gr2" draw:text-style-name="P1" draw:layer="layout" svg:x1="3.556cm" svg:y1="2.926cm" svg:x2="11.931cm" svg:y2="2.926cm">
          <text:p/>
        </draw:line>
        <draw:frame draw:style-name="gr3" draw:layer="layout" svg:width="6.604cm" svg:height="0.475cm" svg:x="4.064cm" svg:y="2.364cm">
          <draw:text-box>
            <text:p><text:span text:style-name="T1">GET app url</text:span></text:p>
          </draw:text-box>
        </draw:frame>
        <draw:frame draw:style-name="gr4" draw:layer="layout" svg:width="17.75cm" svg:height="0.962cm" svg:x="6.38cm" svg:y="0.316cm">
          <draw:text-box>
            <text:p>iF Login : Untrusted (Endpoint App using client side script)</text:p>
          </draw:text-box>
        </draw:frame>
        <draw:frame draw:style-name="gr5" draw:text-style-name="P2" draw:layer="layout" svg:width="2.54cm" svg:height="0.729cm" svg:x="2.532cm" svg:y="1.356cm">
          <draw:text-box>
            <text:p><text:span text:style-name="T2">USER</text:span></text:p>
          </draw:text-box>
        </draw:frame>
        <draw:frame draw:style-name="gr4" draw:text-style-name="P2" draw:layer="layout" svg:width="3.8cm" svg:height="0.729cm" svg:x="10.532cm" svg:y="1.357cm">
          <draw:text-box>
            <text:p><text:span text:style-name="T2">Web server</text:span></text:p>
          </draw:text-box>
        </draw:frame>
        <draw:frame draw:style-name="gr4" draw:text-style-name="P2" draw:layer="layout" svg:width="2.54cm" svg:height="0.729cm" svg:x="19.932cm" svg:y="1.357cm">
          <draw:text-box>
            <text:p><text:span text:style-name="T2">IDP/KMS</text:span></text:p>
          </draw:text-box>
        </draw:frame>
        <draw:line draw:style-name="gr6" draw:text-style-name="P1" draw:layer="layout" svg:x1="3.556cm" svg:y1="3.826cm" svg:x2="11.931cm" svg:y2="3.826cm">
          <text:p/>
        </draw:line>
        <draw:frame draw:style-name="gr3" draw:layer="layout" svg:width="5.178cm" svg:height="0.475cm" svg:x="6.604cm" svg:y="3.265cm">
          <draw:text-box>
            <text:p><text:span text:style-name="T1">200 OK w/ if-idp-client script</text:span></text:p>
          </draw:text-box>
        </draw:frame>
        <draw:frame draw:style-name="gr4" draw:text-style-name="P2" draw:layer="layout" svg:width="6.786cm" svg:height="1.207cm" svg:x="4.29cm" svg:y="3.889cm">
          <draw:text-box>
            <text:p><text:span text:style-name="T1">Check #token fragment in url (not found)</text:span></text:p>
          </draw:text-box>
        </draw:frame>
        <draw:frame draw:style-name="gr4" draw:text-style-name="P2" draw:layer="layout" svg:width="6.478cm" svg:height="1.207cm" svg:x="4.29cm" svg:y="4.99cm">
          <draw:text-box>
            <text:p><text:span text:style-name="T1">Display iF Login action button along with public content</text:span></text:p>
          </draw:text-box>
        </draw:frame>
        <draw:path draw:style-name="gr7" draw:text-style-name="P3" draw:layer="layout" svg:width="0.752cm" svg:height="0.658cm" draw:transform="rotate (-0.0930260491312984) translate (3.542cm 4.184cm)" svg:viewBox="0 0 753 659" svg:d="M0 0c1657 0 61 659 61 659">
          <text:p/>
        </draw:path>
        <draw:path draw:style-name="gr7" draw:text-style-name="P3" draw:layer="layout" svg:width="0.752cm" svg:height="0.658cm" draw:transform="rotate (-0.0930260491312984) translate (3.535cm 5.284cm)" svg:viewBox="0 0 753 659" svg:d="M0 0c1657 0 61 659 61 659">
          <text:p/>
        </draw:path>
        <draw:custom-shape draw:style-name="gr8" draw:text-style-name="P1" draw:layer="layout" svg:width="2.032cm" svg:height="1.016cm" svg:x="11.176cm" svg:y="5.7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0.438cm" svg:height="0.729cm" svg:x="10.136cm" svg:y="5.655cm">
          <draw:text-box>
            <text:p><text:span text:style-name="T1">GET: /oauth/authorize w/ response_type=token</text:span></text:p>
          </draw:text-box>
        </draw:frame>
        <draw:line draw:style-name="gr2" draw:text-style-name="P1" draw:layer="layout" svg:x1="3.556cm" svg:y1="6.284cm" svg:x2="20.956cm" svg:y2="6.284cm">
          <text:p/>
        </draw:line>
        <draw:line draw:style-name="gr6" draw:text-style-name="P1" draw:layer="layout" svg:x1="3.556cm" svg:y1="7.184cm" svg:x2="20.956cm" svg:y2="7.184cm">
          <text:p/>
        </draw:line>
        <draw:frame draw:style-name="gr4" draw:text-style-name="P2" draw:layer="layout" svg:width="8.636cm" svg:height="0.729cm" svg:x="12.236cm" svg:y="6.556cm">
          <draw:text-box>
            <text:p><text:span text:style-name="T1">302 /idp/login</text:span></text:p>
          </draw:text-box>
        </draw:frame>
        <draw:line draw:style-name="gr2" draw:text-style-name="P1" draw:layer="layout" svg:x1="3.556cm" svg:y1="8.084cm" svg:x2="20.956cm" svg:y2="8.084cm">
          <text:p/>
        </draw:line>
        <draw:frame draw:style-name="gr4" draw:text-style-name="P2" draw:layer="layout" svg:width="8.636cm" svg:height="0.729cm" svg:x="4.336cm" svg:y="7.456cm">
          <draw:text-box>
            <text:p><text:span text:style-name="T1">GET /idp/login</text:span></text:p>
          </draw:text-box>
        </draw:frame>
        <draw:frame draw:style-name="gr4" draw:text-style-name="P2" draw:layer="layout" svg:width="8.636cm" svg:height="0.729cm" svg:x="12.236cm" svg:y="8.357cm">
          <draw:text-box>
            <text:p><text:span text:style-name="T1">200 login form</text:span></text:p>
          </draw:text-box>
        </draw:frame>
        <draw:line draw:style-name="gr6" draw:text-style-name="P1" draw:layer="layout" svg:x1="3.557cm" svg:y1="9.084cm" svg:x2="20.957cm" svg:y2="9.084cm">
          <text:p/>
        </draw:line>
        <draw:line draw:style-name="gr2" draw:text-style-name="P1" draw:layer="layout" svg:x1="3.556cm" svg:y1="10.184cm" svg:x2="20.956cm" svg:y2="10.184cm">
          <text:p/>
        </draw:line>
        <draw:frame draw:style-name="gr4" draw:text-style-name="P2" draw:layer="layout" svg:width="8.636cm" svg:height="0.729cm" svg:x="4.336cm" svg:y="9.557cm">
          <draw:text-box>
            <text:p><text:span text:style-name="T1">POST /idp/login w/ login credentials</text:span></text:p>
          </draw:text-box>
        </draw:frame>
        <draw:path draw:style-name="gr7" draw:text-style-name="P3" draw:layer="layout" svg:width="0.752cm" svg:height="0.658cm" draw:transform="rotate (-0.0930260491312984) translate (20.935cm 10.184cm)" svg:viewBox="0 0 753 659" svg:d="M0 0c1657 0 61 659 61 659">
          <text:p/>
        </draw:path>
        <draw:frame draw:style-name="gr4" draw:text-style-name="P2" draw:layer="layout" svg:width="5.288cm" svg:height="0.729cm" svg:x="21.79cm" svg:y="9.891cm">
          <draw:text-box>
            <text:p><text:span text:style-name="T1">Authenticate user</text:span></text:p>
          </draw:text-box>
        </draw:frame>
        <draw:path draw:style-name="gr7" draw:text-style-name="P3" draw:layer="layout" svg:width="0.752cm" svg:height="0.658cm" draw:transform="rotate (-0.0930260491312984) translate (20.928cm 10.984cm)" svg:viewBox="0 0 753 659" svg:d="M0 0c1657 0 61 659 61 659">
          <text:p/>
        </draw:path>
        <draw:frame draw:style-name="gr4" draw:text-style-name="P2" draw:layer="layout" svg:width="5.288cm" svg:height="0.729cm" svg:x="21.79cm" svg:y="10.892cm">
          <draw:text-box>
            <text:p><text:span text:style-name="T1">Validate client details</text:span></text:p>
          </draw:text-box>
        </draw:frame>
        <draw:line draw:style-name="gr6" draw:text-style-name="P1" draw:layer="layout" svg:x1="3.558cm" svg:y1="11.984cm" svg:x2="20.958cm" svg:y2="11.984cm">
          <text:p/>
        </draw:line>
        <draw:frame draw:style-name="gr4" draw:text-style-name="P2" draw:layer="layout" svg:width="8.636cm" svg:height="0.729cm" svg:x="12.236cm" svg:y="11.258cm">
          <draw:text-box>
            <text:p><text:span text:style-name="T1">200 authorization form</text:span></text:p>
          </draw:text-box>
        </draw:frame>
        <draw:frame draw:style-name="gr4" draw:text-style-name="P2" draw:layer="layout" svg:width="8.636cm" svg:height="0.729cm" svg:x="4.236cm" svg:y="12.258cm">
          <draw:text-box>
            <text:p><text:span text:style-name="T1">POST /authorize w/ approval response</text:span></text:p>
          </draw:text-box>
        </draw:frame>
        <draw:line draw:style-name="gr2" draw:text-style-name="P1" draw:layer="layout" svg:x1="3.556cm" svg:y1="12.984cm" svg:x2="20.956cm" svg:y2="12.984cm">
          <text:p/>
        </draw:line>
        <draw:path draw:style-name="gr7" draw:text-style-name="P3" draw:layer="layout" svg:width="0.752cm" svg:height="0.658cm" draw:transform="rotate (-0.0930260491312984) translate (20.921cm 13.084cm)" svg:viewBox="0 0 753 659" svg:d="M0 0c1657 0 61 659 61 659">
          <text:p/>
        </draw:path>
        <draw:frame draw:style-name="gr4" draw:text-style-name="P2" draw:layer="layout" svg:width="5.288cm" svg:height="0.729cm" svg:x="21.69cm" svg:y="12.993cm">
          <draw:text-box>
            <text:p><text:span text:style-name="T1">Issue implicit grant token</text:span></text:p>
          </draw:text-box>
        </draw:frame>
        <draw:line draw:style-name="gr6" draw:text-style-name="P1" draw:layer="layout" svg:x1="3.559cm" svg:y1="13.984cm" svg:x2="20.959cm" svg:y2="13.984cm">
          <text:p/>
        </draw:line>
        <draw:frame draw:style-name="gr4" draw:text-style-name="P2" draw:layer="layout" svg:width="8.636cm" svg:height="0.729cm" svg:x="12.236cm" svg:y="13.359cm">
          <draw:text-box>
            <text:p><text:span text:style-name="T1">302 app url w/ #token=xxxxxxxx</text:span></text:p>
          </draw:text-box>
        </draw:frame>
        <draw:line draw:style-name="gr2" draw:text-style-name="P1" draw:layer="layout" svg:x1="3.556cm" svg:y1="15.026cm" svg:x2="11.931cm" svg:y2="15.026cm">
          <text:p/>
        </draw:line>
        <draw:frame draw:style-name="gr3" draw:layer="layout" svg:width="6.604cm" svg:height="0.475cm" svg:x="4.064cm" svg:y="14.539cm">
          <draw:text-box>
            <text:p><text:span text:style-name="T1">GET app url #token=xxxxx</text:span></text:p>
          </draw:text-box>
        </draw:frame>
        <draw:frame draw:style-name="gr3" draw:layer="layout" svg:width="5.432cm" svg:height="0.475cm" svg:x="6.35cm" svg:y="15.366cm">
          <draw:text-box>
            <text:p><text:span text:style-name="T1">200 OK w/ if-idp-client script</text:span></text:p>
          </draw:text-box>
        </draw:frame>
        <draw:line draw:style-name="gr6" draw:text-style-name="P1" draw:layer="layout" svg:x1="3.557cm" svg:y1="15.826cm" svg:x2="11.932cm" svg:y2="15.826cm">
          <text:p/>
        </draw:line>
        <draw:path draw:style-name="gr7" draw:text-style-name="P3" draw:layer="layout" svg:width="0.752cm" svg:height="0.658cm" draw:transform="rotate (-0.0930260491312984) translate (3.535cm 16.184cm)" svg:viewBox="0 0 753 659" svg:d="M0 0c1657 0 61 659 61 659">
          <text:p/>
        </draw:path>
        <draw:frame draw:style-name="gr4" draw:text-style-name="P2" draw:layer="layout" svg:width="6.786cm" svg:height="0.729cm" svg:x="4.29cm" svg:y="16.09cm">
          <draw:text-box>
            <text:p><text:span text:style-name="T1">Check #token fragment in url</text:span></text:p>
          </draw:text-box>
        </draw:frame>
        <draw:custom-shape draw:style-name="gr8" draw:text-style-name="P1" draw:layer="layout" svg:width="2.032cm" svg:height="1.016cm" svg:x="11.176cm" svg:y="16.3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636cm" svg:height="0.729cm" svg:x="10.636cm" svg:y="16.455cm">
          <draw:text-box>
            <text:p><text:span text:style-name="T1">Ajax POST /oauth/check_token w/ token</text:span></text:p>
          </draw:text-box>
        </draw:frame>
        <draw:line draw:style-name="gr2" draw:text-style-name="P1" draw:layer="layout" svg:x1="3.556cm" svg:y1="17.084cm" svg:x2="20.956cm" svg:y2="17.084cm">
          <text:p/>
        </draw:line>
        <draw:line draw:style-name="gr6" draw:text-style-name="P1" draw:layer="layout" svg:x1="3.559cm" svg:y1="18.084cm" svg:x2="20.959cm" svg:y2="18.084cm">
          <text:p/>
        </draw:line>
        <draw:frame draw:style-name="gr4" draw:text-style-name="P2" draw:layer="layout" svg:width="8.636cm" svg:height="0.729cm" svg:x="12.236cm" svg:y="17.458cm">
          <draw:text-box>
            <text:p><text:span text:style-name="T1">200 token validation w/ user info</text:span></text:p>
          </draw:text-box>
        </draw:frame>
        <draw:frame draw:style-name="gr4" draw:text-style-name="P2" draw:layer="layout" svg:width="6.786cm" svg:height="0.729cm" svg:x="4.29cm" svg:y="18.291cm">
          <draw:text-box>
            <text:p><text:span text:style-name="T1">Save user info in HTTP session</text:span></text:p>
          </draw:text-box>
        </draw:frame>
        <draw:path draw:style-name="gr7" draw:text-style-name="P3" draw:layer="layout" svg:width="0.752cm" svg:height="0.658cm" draw:transform="rotate (-0.0930260491312984) translate (3.528cm 18.384cm)" svg:viewBox="0 0 753 659" svg:d="M0 0c1657 0 61 659 61 659">
          <text:p/>
        </draw:path>
        <draw:frame draw:style-name="gr4" draw:text-style-name="P2" draw:layer="layout" svg:width="6.478cm" svg:height="0.729cm" svg:x="4.29cm" svg:y="19.291cm">
          <draw:text-box>
            <text:p><text:span text:style-name="T1">Display authenticate content</text:span></text:p>
          </draw:text-box>
        </draw:frame>
        <draw:path draw:style-name="gr7" draw:text-style-name="P3" draw:layer="layout" svg:width="0.752cm" svg:height="0.658cm" draw:transform="rotate (-0.0930260491312984) translate (3.535cm 19.385cm)" svg:viewBox="0 0 753 659" svg:d="M0 0c1657 0 61 659 61 659">
          <text:p/>
        </draw:path>
        <draw:frame draw:style-name="gr4" draw:text-style-name="P2" draw:layer="layout" svg:width="5.288cm" svg:height="1.207cm" svg:x="21.69cm" svg:y="16.995cm">
          <draw:text-box>
            <text:p><text:span text:style-name="T1">Read &amp; validate token info</text:span></text:p>
          </draw:text-box>
        </draw:frame>
        <draw:path draw:style-name="gr7" draw:text-style-name="P3" draw:layer="layout" svg:width="0.752cm" svg:height="0.658cm" draw:transform="rotate (-0.0930260491312984) translate (20.914cm 17.185cm)" svg:viewBox="0 0 753 659" svg:d="M0 0c1657 0 61 659 61 659">
          <text:p/>
        </draw:path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3.556cm" svg:y1="2.318cm" svg:x2="3.556cm" svg:y2="20.606cm">
          <text:p/>
        </draw:line>
        <draw:line draw:style-name="gr1" draw:text-style-name="P1" draw:layer="layout" svg:x1="11.931cm" svg:y1="2.118cm" svg:x2="11.931cm" svg:y2="20.406cm">
          <text:p/>
        </draw:line>
        <draw:line draw:style-name="gr1" draw:text-style-name="P1" draw:layer="layout" svg:x1="20.956cm" svg:y1="2.118cm" svg:x2="20.956cm" svg:y2="20.406cm">
          <text:p/>
        </draw:line>
        <draw:line draw:style-name="gr2" draw:text-style-name="P1" draw:layer="layout" svg:x1="3.556cm" svg:y1="2.926cm" svg:x2="11.931cm" svg:y2="2.926cm">
          <text:p/>
        </draw:line>
        <draw:frame draw:style-name="gr3" draw:text-style-name="P4" draw:layer="layout" svg:width="6.604cm" svg:height="0.475cm" svg:x="4.064cm" svg:y="2.364cm">
          <draw:text-box>
            <text:p><text:span text:style-name="T1">GET app url</text:span></text:p>
          </draw:text-box>
        </draw:frame>
        <draw:frame draw:style-name="gr4" draw:text-style-name="P5" draw:layer="layout" svg:width="19.528cm" svg:height="0.962cm" svg:x="6.38cm" svg:y="0.316cm">
          <draw:text-box>
            <text:p><text:span text:style-name="T3">iF Login : Trusted </text:span><text:span text:style-name="T4">(Endpoint App or Backend App)</text:span></text:p>
          </draw:text-box>
        </draw:frame>
        <draw:frame draw:style-name="gr5" draw:text-style-name="P2" draw:layer="layout" svg:width="2.54cm" svg:height="0.729cm" svg:x="2.532cm" svg:y="1.356cm">
          <draw:text-box>
            <text:p><text:span text:style-name="T2">USER</text:span></text:p>
          </draw:text-box>
        </draw:frame>
        <draw:frame draw:style-name="gr4" draw:text-style-name="P2" draw:layer="layout" svg:width="3.8cm" svg:height="0.729cm" svg:x="10.532cm" svg:y="1.357cm">
          <draw:text-box>
            <text:p><text:span text:style-name="T2">Web server</text:span></text:p>
          </draw:text-box>
        </draw:frame>
        <draw:frame draw:style-name="gr4" draw:text-style-name="P2" draw:layer="layout" svg:width="2.54cm" svg:height="0.729cm" svg:x="19.932cm" svg:y="1.357cm">
          <draw:text-box>
            <text:p><text:span text:style-name="T2">IDP/KMS</text:span></text:p>
          </draw:text-box>
        </draw:frame>
        <draw:line draw:style-name="gr6" draw:text-style-name="P1" draw:layer="layout" svg:x1="3.556cm" svg:y1="4.326cm" svg:x2="11.931cm" svg:y2="4.326cm">
          <text:p/>
        </draw:line>
        <draw:frame draw:style-name="gr3" draw:text-style-name="P4" draw:layer="layout" svg:width="7.518cm" svg:height="0.949cm" svg:x="4.064cm" svg:y="3.265cm">
          <draw:text-box>
            <text:p><text:span text:style-name="T1">200 OK w/ iF Login action button along with public content</text:span></text:p>
          </draw:text-box>
        </draw:frame>
        <draw:frame draw:style-name="gr4" draw:text-style-name="P2" draw:layer="layout" svg:width="6.478cm" svg:height="0.729cm" svg:x="4.29cm" svg:y="4.59cm">
          <draw:text-box>
            <text:p><text:span text:style-name="T1">User selects iF Login action</text:span></text:p>
          </draw:text-box>
        </draw:frame>
        <draw:path draw:style-name="gr7" draw:text-style-name="P3" draw:layer="layout" svg:width="0.752cm" svg:height="0.658cm" draw:transform="rotate (-0.0930260491312984) translate (3.535cm 4.684cm)" svg:viewBox="0 0 753 659" svg:d="M0 0c1657 0 61 659 61 659">
          <text:p/>
        </draw:path>
        <draw:custom-shape draw:style-name="gr8" draw:text-style-name="P1" draw:layer="layout" svg:width="2.032cm" svg:height="1.016cm" svg:x="11.176cm" svg:y="5.2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0.438cm" svg:height="0.729cm" svg:x="10.136cm" svg:y="5.255cm">
          <draw:text-box>
            <text:p><text:span text:style-name="T1">GET: /oauth/authorize w/ response_type=code</text:span></text:p>
          </draw:text-box>
        </draw:frame>
        <draw:line draw:style-name="gr2" draw:text-style-name="P1" draw:layer="layout" svg:x1="3.556cm" svg:y1="5.884cm" svg:x2="20.956cm" svg:y2="5.884cm">
          <text:p/>
        </draw:line>
        <draw:line draw:style-name="gr6" draw:text-style-name="P1" draw:layer="layout" svg:x1="3.556cm" svg:y1="6.884cm" svg:x2="20.956cm" svg:y2="6.884cm">
          <text:p/>
        </draw:line>
        <draw:frame draw:style-name="gr4" draw:text-style-name="P2" draw:layer="layout" svg:width="8.636cm" svg:height="0.729cm" svg:x="12.236cm" svg:y="6.256cm">
          <draw:text-box>
            <text:p><text:span text:style-name="T1">302 /idp/login</text:span></text:p>
          </draw:text-box>
        </draw:frame>
        <draw:line draw:style-name="gr2" draw:text-style-name="P1" draw:layer="layout" svg:x1="3.556cm" svg:y1="7.784cm" svg:x2="20.956cm" svg:y2="7.784cm">
          <text:p/>
        </draw:line>
        <draw:frame draw:style-name="gr4" draw:text-style-name="P2" draw:layer="layout" svg:width="8.636cm" svg:height="0.729cm" svg:x="4.336cm" svg:y="7.156cm">
          <draw:text-box>
            <text:p><text:span text:style-name="T1">GET /idp/login</text:span></text:p>
          </draw:text-box>
        </draw:frame>
        <draw:frame draw:style-name="gr4" draw:text-style-name="P2" draw:layer="layout" svg:width="8.636cm" svg:height="0.729cm" svg:x="12.236cm" svg:y="8.057cm">
          <draw:text-box>
            <text:p><text:span text:style-name="T1">200 login form</text:span></text:p>
          </draw:text-box>
        </draw:frame>
        <draw:line draw:style-name="gr6" draw:text-style-name="P1" draw:layer="layout" svg:x1="3.557cm" svg:y1="8.784cm" svg:x2="20.957cm" svg:y2="8.784cm">
          <text:p/>
        </draw:line>
        <draw:line draw:style-name="gr2" draw:text-style-name="P1" draw:layer="layout" svg:x1="3.556cm" svg:y1="9.884cm" svg:x2="20.956cm" svg:y2="9.884cm">
          <text:p/>
        </draw:line>
        <draw:frame draw:style-name="gr4" draw:text-style-name="P2" draw:layer="layout" svg:width="8.636cm" svg:height="0.729cm" svg:x="4.336cm" svg:y="9.257cm">
          <draw:text-box>
            <text:p><text:span text:style-name="T1">POST /idp/login w/ login credentials</text:span></text:p>
          </draw:text-box>
        </draw:frame>
        <draw:path draw:style-name="gr7" draw:text-style-name="P3" draw:layer="layout" svg:width="0.752cm" svg:height="0.658cm" draw:transform="rotate (-0.0930260491312984) translate (20.935cm 9.884cm)" svg:viewBox="0 0 753 659" svg:d="M0 0c1657 0 61 659 61 659">
          <text:p/>
        </draw:path>
        <draw:frame draw:style-name="gr4" draw:text-style-name="P2" draw:layer="layout" svg:width="5.288cm" svg:height="0.729cm" svg:x="21.79cm" svg:y="9.691cm">
          <draw:text-box>
            <text:p><text:span text:style-name="T1">Authenticate user</text:span></text:p>
          </draw:text-box>
        </draw:frame>
        <draw:path draw:style-name="gr7" draw:text-style-name="P3" draw:layer="layout" svg:width="0.752cm" svg:height="0.658cm" draw:transform="rotate (-0.0930260491312984) translate (20.928cm 12.784cm)" svg:viewBox="0 0 753 659" svg:d="M0 0c1657 0 61 659 61 659">
          <text:p/>
        </draw:path>
        <draw:frame draw:style-name="gr4" draw:text-style-name="P2" draw:layer="layout" svg:width="5.288cm" svg:height="0.729cm" svg:x="21.79cm" svg:y="10.592cm">
          <draw:text-box>
            <text:p><text:span text:style-name="T1">Validate client details</text:span></text:p>
          </draw:text-box>
        </draw:frame>
        <draw:line draw:style-name="gr6" draw:text-style-name="P1" draw:layer="layout" svg:x1="3.558cm" svg:y1="11.684cm" svg:x2="20.958cm" svg:y2="11.684cm">
          <text:p/>
        </draw:line>
        <draw:frame draw:style-name="gr4" draw:text-style-name="P2" draw:layer="layout" svg:width="8.636cm" svg:height="0.729cm" svg:x="12.236cm" svg:y="10.958cm">
          <draw:text-box>
            <text:p><text:span text:style-name="T1">200 authorization form</text:span></text:p>
          </draw:text-box>
        </draw:frame>
        <draw:frame draw:style-name="gr4" draw:text-style-name="P2" draw:layer="layout" svg:width="8.636cm" svg:height="0.729cm" svg:x="4.236cm" svg:y="11.958cm">
          <draw:text-box>
            <text:p><text:span text:style-name="T1">POST /authorize w/ approval response</text:span></text:p>
          </draw:text-box>
        </draw:frame>
        <draw:line draw:style-name="gr2" draw:text-style-name="P1" draw:layer="layout" svg:x1="3.556cm" svg:y1="12.684cm" svg:x2="20.956cm" svg:y2="12.684cm">
          <text:p/>
        </draw:line>
        <draw:path draw:style-name="gr7" draw:text-style-name="P3" draw:layer="layout" svg:width="0.752cm" svg:height="0.658cm" draw:transform="rotate (-0.0930260491312984) translate (20.921cm 15.584cm)" svg:viewBox="0 0 753 659" svg:d="M0 0c1657 0 61 659 61 659">
          <text:p/>
        </draw:path>
        <draw:frame draw:style-name="gr4" draw:text-style-name="P2" draw:layer="layout" svg:width="5.288cm" svg:height="1.207cm" svg:x="21.69cm" svg:y="16.393cm">
          <draw:text-box>
            <text:p><text:span text:style-name="T1">Enhance token with user info in openid token</text:span></text:p>
          </draw:text-box>
        </draw:frame>
        <draw:frame draw:style-name="gr4" draw:text-style-name="P2" draw:layer="layout" svg:width="8.636cm" svg:height="0.729cm" svg:x="12.236cm" svg:y="16.659cm">
          <draw:text-box>
            <text:p><text:span text:style-name="T1">200 ok w/ access, refresh &amp; openid token</text:span></text:p>
          </draw:text-box>
        </draw:frame>
        <draw:frame draw:style-name="gr4" draw:text-style-name="P2" draw:layer="layout" svg:width="5.288cm" svg:height="1.207cm" svg:x="12.69cm" svg:y="2.995cm">
          <draw:text-box>
            <text:p><text:span text:style-name="T1">Check authentication object in HTTP session</text:span></text:p>
          </draw:text-box>
        </draw:frame>
        <draw:path draw:style-name="gr7" draw:text-style-name="P3" draw:layer="layout" svg:width="0.752cm" svg:height="0.658cm" draw:transform="rotate (-0.0930260491312984) translate (11.914cm 3.285cm)" svg:viewBox="0 0 753 659" svg:d="M0 0c1657 0 61 659 61 659">
          <text:p/>
        </draw:path>
        <draw:line draw:style-name="gr6" draw:text-style-name="P1" draw:layer="layout" svg:x1="11.931cm" svg:y1="17.288cm" svg:x2="20.956cm" svg:y2="17.288cm">
          <text:p/>
        </draw:line>
        <draw:path draw:style-name="gr7" draw:text-style-name="P3" draw:layer="layout" svg:width="0.752cm" svg:height="0.658cm" draw:transform="rotate (-0.0930260491312984) translate (11.914cm 17.584cm)" svg:viewBox="0 0 753 659" svg:d="M0 0c1657 0 61 659 61 659">
          <text:p/>
        </draw:path>
        <draw:frame draw:style-name="gr4" draw:text-style-name="P2" draw:layer="layout" svg:width="5.288cm" svg:height="1.207cm" svg:x="12.69cm" svg:y="17.394cm">
          <draw:text-box>
            <text:p><text:span text:style-name="T1">Use openid to create authentication object</text:span></text:p>
          </draw:text-box>
        </draw:frame>
        <draw:line draw:style-name="gr6" draw:text-style-name="P1" draw:layer="layout" svg:x1="3.559cm" svg:y1="13.533cm" svg:x2="20.959cm" svg:y2="13.533cm">
          <text:p/>
        </draw:line>
        <draw:frame draw:style-name="gr4" draw:text-style-name="P2" draw:layer="layout" svg:width="8.636cm" svg:height="0.729cm" svg:x="12.237cm" svg:y="12.807cm">
          <draw:text-box>
            <text:p><text:span text:style-name="T1">302 app url w/ auth code</text:span></text:p>
          </draw:text-box>
        </draw:frame>
        <draw:line draw:style-name="gr2" draw:text-style-name="P1" draw:layer="layout" svg:x1="3.556cm" svg:y1="14.326cm" svg:x2="11.931cm" svg:y2="14.326cm">
          <text:p/>
        </draw:line>
        <draw:frame draw:style-name="gr3" draw:text-style-name="P4" draw:layer="layout" svg:width="6.604cm" svg:height="0.475cm" svg:x="4.064cm" svg:y="13.839cm">
          <draw:text-box>
            <text:p><text:span text:style-name="T1">GET app url w/ auth code</text:span></text:p>
          </draw:text-box>
        </draw:frame>
        <draw:line draw:style-name="gr2" draw:text-style-name="P1" draw:layer="layout" svg:x1="11.931cm" svg:y1="14.744cm" svg:x2="20.956cm" svg:y2="14.744cm">
          <text:p/>
        </draw:line>
        <draw:frame draw:style-name="gr4" draw:text-style-name="P2" draw:layer="layout" svg:width="8.636cm" svg:height="0.729cm" svg:x="12.237cm" svg:y="14.108cm">
          <draw:text-box>
            <text:p><text:span text:style-name="T1">POST /oauth/token w/ auth code</text:span></text:p>
          </draw:text-box>
        </draw:frame>
        <draw:frame draw:style-name="gr4" draw:text-style-name="P2" draw:layer="layout" svg:width="5.288cm" svg:height="0.729cm" svg:x="21.69cm" svg:y="14.594cm">
          <draw:text-box>
            <text:p><text:span text:style-name="T1">Validate auth code</text:span></text:p>
          </draw:text-box>
        </draw:frame>
        <draw:path draw:style-name="gr7" draw:text-style-name="P3" draw:layer="layout" svg:width="0.752cm" svg:height="0.658cm" draw:transform="rotate (-0.0930260491312984) translate (20.914cm 14.784cm)" svg:viewBox="0 0 753 659" svg:d="M0 0c1657 0 61 659 61 659">
          <text:p/>
        </draw:path>
        <draw:frame draw:style-name="gr4" draw:text-style-name="P2" draw:layer="layout" svg:width="5.288cm" svg:height="1.207cm" svg:x="21.69cm" svg:y="15.255cm">
          <draw:text-box>
            <text:p><text:span text:style-name="T1">Issue access &amp; refresh tokens</text:span></text:p>
          </draw:text-box>
        </draw:frame>
        <draw:path draw:style-name="gr7" draw:text-style-name="P3" draw:layer="layout" svg:width="0.752cm" svg:height="0.658cm" draw:transform="rotate (-0.0930260491312984) translate (20.914cm 16.384cm)" svg:viewBox="0 0 753 659" svg:d="M0 0c1657 0 61 659 61 659">
          <text:p/>
        </draw:path>
        <draw:line draw:style-name="gr6" draw:text-style-name="P1" draw:layer="layout" svg:x1="3.557cm" svg:y1="19.626cm" svg:x2="11.932cm" svg:y2="19.626cm">
          <text:p/>
        </draw:line>
        <draw:frame draw:style-name="gr3" draw:text-style-name="P4" draw:layer="layout" svg:width="7.518cm" svg:height="0.949cm" svg:x="4.064cm" svg:y="18.666cm">
          <draw:text-box>
            <text:p><text:span text:style-name="T1">200 OK w/ protected content for authenticated user</text:span></text:p>
          </draw:text-box>
        </draw:frame>
        <draw:path draw:style-name="gr7" draw:text-style-name="P3" draw:layer="layout" svg:width="0.752cm" svg:height="0.658cm" draw:transform="rotate (-0.0930260491312984) translate (11.914cm 18.585cm)" svg:viewBox="0 0 753 659" svg:d="M0 0c1657 0 61 659 61 659">
          <text:p/>
        </draw:path>
        <draw:frame draw:style-name="gr4" draw:text-style-name="P2" draw:layer="layout" svg:width="7.63cm" svg:height="1.207cm" svg:x="12.69cm" svg:y="18.395cm">
          <draw:text-box>
            <text:p><text:span text:style-name="T1">Cache access token/refresh token for other backend service API access</text:span></text:p>
          </draw:text-box>
        </draw:frame>
        <draw:path draw:style-name="gr7" draw:text-style-name="P3" draw:layer="layout" svg:width="0.752cm" svg:height="0.658cm" draw:transform="rotate (-0.0930260491312984) translate (21.021cm 10.684cm)" svg:viewBox="0 0 753 659" svg:d="M0 0c1657 0 61 659 61 659">
          <text:p/>
        </draw:path>
        <draw:frame draw:style-name="gr4" draw:text-style-name="P2" draw:layer="layout" svg:width="5.288cm" svg:height="1.207cm" svg:x="21.79cm" svg:y="12.393cm">
          <draw:text-box>
            <text:p><text:span text:style-name="T1">Generate a temporary authorization code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3.556cm" svg:y1="3.818cm" svg:x2="3.556cm" svg:y2="17.534cm">
          <text:p/>
        </draw:line>
        <draw:line draw:style-name="gr1" draw:text-style-name="P1" draw:layer="layout" svg:x1="11.931cm" svg:y1="3.618cm" svg:x2="11.931cm" svg:y2="17.334cm">
          <text:p/>
        </draw:line>
        <draw:line draw:style-name="gr1" draw:text-style-name="P1" draw:layer="layout" svg:x1="20.956cm" svg:y1="3.618cm" svg:x2="20.956cm" svg:y2="17.334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10.166cm" svg:x2="11.931cm" svg:y2="10.166cm">
          <text:p/>
        </draw:line>
        <draw:path draw:style-name="gr7" draw:text-style-name="P1" draw:layer="layout" svg:width="1.036cm" svg:height="1.478cm" draw:transform="rotate (-0.588350490847289) translate (20.956cm 4.888cm)" svg:viewBox="0 0 1037 1479" svg:d="M0 0c1373 0 987 1479 987 1479">
          <text:p/>
        </draw:path>
        <draw:frame draw:style-name="gr3" draw:text-style-name="P4" draw:layer="layout" svg:width="6.604cm" svg:height="0.475cm" svg:x="4.064cm" svg:y="3.864cm">
          <draw:text-box>
            <text:p><text:span text:style-name="T1">Create project </text:span><text:span text:style-name="T5">w/ pass phrase</text:span></text:p>
          </draw:text-box>
        </draw:frame>
        <draw:frame draw:style-name="gr4" draw:text-style-name="P2" draw:layer="layout" svg:width="6.604cm" svg:height="0.729cm" svg:x="12.446cm" svg:y="4.205cm">
          <draw:text-box>
            <text:p><text:span text:style-name="T1">Post: project </text:span><text:span text:style-name="T5">w/ pass phrase</text:span></text:p>
          </draw:text-box>
        </draw:frame>
        <draw:frame draw:style-name="gr4" draw:text-style-name="P2" draw:layer="layout" svg:width="5.588cm" svg:height="1.685cm" svg:x="21.59cm" svg:y="5.188cm">
          <draw:text-box>
            <text:p><text:span text:style-name="T1">Generate current project PBE key </text:span><text:span text:style-name="T5">using pass phrase</text:span></text:p>
          </draw:text-box>
        </draw:frame>
        <draw:frame draw:style-name="gr4" draw:text-style-name="P2" draw:layer="layout" svg:width="6.604cm" svg:height="0.729cm" svg:x="12.546cm" svg:y="9.506cm">
          <draw:text-box>
            <text:p><text:span text:style-name="T1">201 project created</text:span></text:p>
          </draw:text-box>
        </draw:frame>
        <draw:line draw:style-name="gr2" draw:text-style-name="P1" draw:layer="layout" svg:x1="11.931cm" svg:y1="13.144cm" svg:x2="20.956cm" svg:y2="13.144cm">
          <text:p/>
        </draw:line>
        <draw:line draw:style-name="gr2" draw:text-style-name="P1" draw:layer="layout" svg:x1="20.957cm" svg:y1="16.866cm" svg:x2="11.932cm" svg:y2="16.866cm">
          <text:p/>
        </draw:line>
        <draw:path draw:style-name="gr7" draw:text-style-name="P1" draw:layer="layout" svg:width="1.036cm" svg:height="1.478cm" draw:transform="rotate (-0.588350490847289) translate (21.021cm 13.188cm)" svg:viewBox="0 0 1037 1479" svg:d="M0 0c1373 0 987 1479 987 1479">
          <text:p/>
        </draw:path>
        <draw:path draw:style-name="gr7" draw:text-style-name="P1" draw:layer="layout" svg:width="1.036cm" svg:height="1.478cm" draw:transform="rotate (-0.588350490847289) translate (21.021cm 14.988cm)" svg:viewBox="0 0 1037 1479" svg:d="M0 0c1373 0 987 1479 987 1479">
          <text:p/>
        </draw:path>
        <draw:frame draw:style-name="gr4" draw:text-style-name="P2" draw:layer="layout" svg:width="6.604cm" svg:height="0.729cm" svg:x="12.446cm" svg:y="12.506cm">
          <draw:text-box>
            <text:p><text:span text:style-name="T1">Get: project key </text:span><text:span text:style-name="T5">w/ pass phrase</text:span></text:p>
          </draw:text-box>
        </draw:frame>
        <draw:frame draw:style-name="gr4" draw:text-style-name="P2" draw:layer="layout" svg:width="5.588cm" svg:height="1.685cm" svg:x="21.59cm" svg:y="13.389cm">
          <draw:text-box>
            <text:p><text:span text:style-name="T1">Generate current project PBE key </text:span><text:span text:style-name="T5">using pass phrase</text:span></text:p>
          </draw:text-box>
        </draw:frame>
        <draw:frame draw:style-name="gr4" draw:text-style-name="P2" draw:layer="layout" svg:width="5.588cm" svg:height="1.685cm" svg:x="21.59cm" svg:y="15.19cm">
          <draw:text-box>
            <text:p><text:span text:style-name="T1">Read all project secret keys and decrypt <text:s/></text:span><text:span text:style-name="T5">using current PBE key</text:span></text:p>
          </draw:text-box>
        </draw:frame>
        <draw:path draw:style-name="gr7" draw:text-style-name="P1" draw:layer="layout" svg:width="1.036cm" svg:height="1.478cm" draw:transform="rotate (-0.588350490847289) translate (21.021cm 6.588cm)" svg:viewBox="0 0 1037 1479" svg:d="M0 0c1373 0 987 1479 987 1479">
          <text:p/>
        </draw:path>
        <draw:path draw:style-name="gr7" draw:text-style-name="P1" draw:layer="layout" svg:width="1.036cm" svg:height="1.478cm" draw:transform="rotate (-0.588350490847289) translate (21.086cm 8.388cm)" svg:viewBox="0 0 1037 1479" svg:d="M0 0c1373 0 987 1479 987 1479">
          <text:p/>
        </draw:path>
        <draw:frame draw:style-name="gr4" draw:text-style-name="P2" draw:layer="layout" svg:width="5.588cm" svg:height="1.685cm" svg:x="21.59cm" svg:y="6.789cm">
          <draw:text-box>
            <text:p><text:span text:style-name="T1">Generate new project secret key </text:span><text:span text:style-name="T5">using random salt with v1</text:span></text:p>
          </draw:text-box>
        </draw:frame>
        <draw:frame draw:style-name="gr4" draw:text-style-name="P2" draw:layer="layout" svg:width="5.588cm" svg:height="1.685cm" svg:x="21.59cm" svg:y="8.39cm">
          <draw:text-box>
            <text:p><text:span text:style-name="T1">Encrypt and save v1 project secret key </text:span><text:span text:style-name="T5">using current PBE key</text:span></text:p>
          </draw:text-box>
        </draw:frame>
        <draw:frame draw:style-name="gr4" draw:text-style-name="P2" draw:layer="layout" svg:width="7.266cm" svg:height="0.729cm" svg:x="12.546cm" svg:y="16.207cm">
          <draw:text-box>
            <text:p><text:span text:style-name="T1">200 project secret keys w/ version</text:span></text:p>
          </draw:text-box>
        </draw:frame>
        <draw:line draw:style-name="gr2" draw:text-style-name="P1" draw:layer="layout" svg:x1="3.556cm" svg:y1="12.801cm" svg:x2="11.931cm" svg:y2="12.801cm">
          <text:p/>
        </draw:line>
        <draw:frame draw:style-name="gr3" draw:text-style-name="P4" draw:layer="layout" svg:width="6.604cm" svg:height="0.475cm" svg:x="4.064cm" svg:y="12.039cm">
          <draw:text-box>
            <text:p><text:span text:style-name="T1">Some user operation ...</text:span></text:p>
          </draw:text-box>
        </draw:frame>
        <draw:frame draw:style-name="gr4" draw:text-style-name="P5" draw:layer="layout" svg:width="15.24cm" svg:height="0.962cm" svg:x="6.38cm" svg:y="1.516cm">
          <draw:text-box>
            <text:p><text:span text:style-name="T3">KMS Service : Project Key Generation</text:span></text:p>
          </draw:text-box>
        </draw:frame>
        <draw:frame draw:style-name="gr5" draw:text-style-name="P2" draw:layer="layout" svg:width="2.54cm" svg:height="0.729cm" svg:x="2.532cm" svg:y="2.856cm">
          <draw:text-box>
            <text:p><text:span text:style-name="T2">ADMIN</text:span></text:p>
          </draw:text-box>
        </draw:frame>
        <draw:frame draw:style-name="gr4" draw:text-style-name="P2" draw:layer="layout" svg:width="3.8cm" svg:height="0.729cm" svg:x="10.532cm" svg:y="2.857cm">
          <draw:text-box>
            <text:p><text:span text:style-name="T2">DEV PORTAL</text:span></text:p>
          </draw:text-box>
        </draw:frame>
        <draw:frame draw:style-name="gr4" draw:text-style-name="P2" draw:layer="layout" svg:width="2.54cm" svg:height="0.729cm" svg:x="19.932cm" svg:y="2.857cm">
          <draw:text-box>
            <text:p><text:span text:style-name="T2">IDP/KMS</text:span></text:p>
          </draw:text-box>
        </draw:frame>
        <draw:custom-shape draw:style-name="gr8" draw:text-style-name="P1" draw:layer="layout" svg:width="2.032cm" svg:height="1.016cm" svg:x="3.048cm" svg:y="10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032cm" svg:height="1.016cm" svg:x="10.948cm" svg:y="10.7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4cm" svg:height="0.729cm" svg:x="2.632cm" svg:y="10.957cm">
          <draw:text-box>
            <text:p><text:span text:style-name="T2">USER</text:span></text:p>
          </draw:text-box>
        </draw:frame>
        <draw:frame draw:style-name="gr4" draw:text-style-name="P2" draw:layer="layout" svg:width="3.7cm" svg:height="0.729cm" svg:x="10.332cm" svg:y="11.058cm">
          <draw:text-box>
            <text:p><text:span text:style-name="T2">PROJECT APP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3.556cm" svg:y1="3.818cm" svg:x2="3.556cm" svg:y2="19.366cm">
          <text:p/>
        </draw:line>
        <draw:line draw:style-name="gr1" draw:text-style-name="P1" draw:layer="layout" svg:x1="11.931cm" svg:y1="3.618cm" svg:x2="11.938cm" svg:y2="19.366cm">
          <text:p/>
        </draw:line>
        <draw:line draw:style-name="gr1" draw:text-style-name="P1" draw:layer="layout" svg:x1="20.956cm" svg:y1="3.618cm" svg:x2="21.082cm" svg:y2="19.62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12.466cm" svg:x2="11.931cm" svg:y2="12.466cm">
          <text:p/>
        </draw:line>
        <draw:path draw:style-name="gr7" draw:text-style-name="P1" draw:layer="layout" svg:width="1.036cm" svg:height="1.478cm" draw:transform="rotate (-0.588350490847289) translate (20.956cm 4.888cm)" svg:viewBox="0 0 1037 1479" svg:d="M0 0c1373 0 987 1479 987 1479">
          <text:p/>
        </draw:path>
        <draw:frame draw:style-name="gr3" draw:text-style-name="P4" draw:layer="layout" svg:width="6.604cm" svg:height="0.475cm" svg:x="4.064cm" svg:y="3.864cm">
          <draw:text-box>
            <text:p><text:span text:style-name="T1">Rotate keys </text:span><text:span text:style-name="T5">w/ old &amp; new pass phrase</text:span></text:p>
          </draw:text-box>
        </draw:frame>
        <draw:frame draw:style-name="gr4" draw:text-style-name="P2" draw:layer="layout" svg:width="8.81cm" svg:height="0.729cm" svg:x="11.946cm" svg:y="4.105cm">
          <draw:text-box>
            <text:p><text:span text:style-name="T1">PUT: project keys </text:span><text:span text:style-name="T5">w/ old &amp; new pass phrase</text:span></text:p>
          </draw:text-box>
        </draw:frame>
        <draw:frame draw:style-name="gr4" draw:text-style-name="P2" draw:layer="layout" svg:width="5.588cm" svg:height="1.685cm" svg:x="21.59cm" svg:y="4.688cm">
          <draw:text-box>
            <text:p><text:span text:style-name="T1">Generate old &amp; new project PBE keys </text:span><text:span text:style-name="T5">using pass phrases</text:span></text:p>
          </draw:text-box>
        </draw:frame>
        <draw:frame draw:style-name="gr4" draw:text-style-name="P2" draw:layer="layout" svg:width="6.604cm" svg:height="0.729cm" svg:x="12.546cm" svg:y="11.806cm">
          <draw:text-box>
            <text:p><text:span text:style-name="T1">200 project keys rotated</text:span></text:p>
          </draw:text-box>
        </draw:frame>
        <draw:path draw:style-name="gr7" draw:text-style-name="P1" draw:layer="layout" svg:width="1.036cm" svg:height="1.478cm" draw:transform="rotate (-0.588350490847289) translate (21.021cm 6.588cm)" svg:viewBox="0 0 1037 1479" svg:d="M0 0c1373 0 987 1479 987 1479">
          <text:p/>
        </draw:path>
        <draw:path draw:style-name="gr7" draw:text-style-name="P1" draw:layer="layout" svg:width="1.036cm" svg:height="1.478cm" draw:transform="rotate (-0.588350490847289) translate (21.086cm 8.388cm)" svg:viewBox="0 0 1037 1479" svg:d="M0 0c1373 0 987 1479 987 1479">
          <text:p/>
        </draw:path>
        <draw:frame draw:style-name="gr10" draw:text-style-name="P2" draw:layer="layout" svg:width="5.588cm" svg:height="1.685cm" svg:x="21.686cm" svg:y="8.421cm">
          <draw:text-box>
            <text:p><text:span text:style-name="T1">Generate vN+1 project secret key </text:span><text:span text:style-name="T5">using random salt</text:span></text:p>
          </draw:text-box>
        </draw:frame>
        <draw:frame draw:style-name="gr4" draw:text-style-name="P2" draw:layer="layout" svg:width="5.588cm" svg:height="1.685cm" svg:x="21.594cm" svg:y="6.605cm">
          <draw:text-box>
            <text:p><text:span text:style-name="T1">Read all project secret keys (v1 .. vN) and decrypt </text:span><text:span text:style-name="T5">using old PBE key</text:span></text:p>
          </draw:text-box>
        </draw:frame>
        <draw:frame draw:style-name="gr4" draw:text-style-name="P5" draw:layer="layout" svg:width="15.24cm" svg:height="0.962cm" svg:x="6.38cm" svg:y="1.516cm">
          <draw:text-box>
            <text:p><text:span text:style-name="T3">KMS Service : Project Key Rotation</text:span></text:p>
          </draw:text-box>
        </draw:frame>
        <draw:frame draw:style-name="gr4" draw:text-style-name="P2" draw:layer="layout" svg:width="2.54cm" svg:height="0.729cm" svg:x="2.532cm" svg:y="2.856cm">
          <draw:text-box>
            <text:p><text:span text:style-name="T2">ADMIN</text:span></text:p>
          </draw:text-box>
        </draw:frame>
        <draw:frame draw:style-name="gr4" draw:text-style-name="P2" draw:layer="layout" svg:width="3.8cm" svg:height="0.729cm" svg:x="10.532cm" svg:y="2.857cm">
          <draw:text-box>
            <text:p><text:span text:style-name="T2">DEV PORTAL</text:span></text:p>
          </draw:text-box>
        </draw:frame>
        <draw:frame draw:style-name="gr4" draw:text-style-name="P2" draw:layer="layout" svg:width="2.54cm" svg:height="0.729cm" svg:x="19.932cm" svg:y="2.857cm">
          <draw:text-box>
            <text:p><text:span text:style-name="T2">IDP/KMS</text:span></text:p>
          </draw:text-box>
        </draw:frame>
        <draw:path draw:style-name="gr7" draw:text-style-name="P1" draw:layer="layout" svg:width="1.036cm" svg:height="1.478cm" draw:transform="rotate (-0.588350490847289) translate (21.086cm 10.288cm)" svg:viewBox="0 0 1037 1479" svg:d="M0 0c1373 0 987 1479 987 1479">
          <text:p/>
        </draw:path>
        <draw:frame draw:style-name="gr4" draw:text-style-name="P2" draw:layer="layout" svg:width="5.588cm" svg:height="1.685cm" svg:x="21.59cm" svg:y="10.29cm">
          <draw:text-box>
            <text:p><text:span text:style-name="T1">Encrypt all project secret keys using </text:span><text:span text:style-name="T5">new PBE key and save</text:span></text:p>
          </draw:text-box>
        </draw:frame>
        <draw:line draw:style-name="gr2" draw:text-style-name="P1" draw:layer="layout" svg:x1="11.931cm" svg:y1="15.109cm" svg:x2="20.956cm" svg:y2="15.109cm">
          <text:p/>
        </draw:line>
        <draw:line draw:style-name="gr2" draw:text-style-name="P1" draw:layer="layout" svg:x1="20.957cm" svg:y1="18.831cm" svg:x2="11.932cm" svg:y2="18.831cm">
          <text:p/>
        </draw:line>
        <draw:path draw:style-name="gr7" draw:text-style-name="P1" draw:layer="layout" svg:width="1.036cm" svg:height="1.478cm" draw:transform="rotate (-0.588350490847289) translate (21.021cm 15.153cm)" svg:viewBox="0 0 1037 1479" svg:d="M0 0c1373 0 987 1479 987 1479">
          <text:p/>
        </draw:path>
        <draw:path draw:style-name="gr7" draw:text-style-name="P1" draw:layer="layout" svg:width="1.036cm" svg:height="1.478cm" draw:transform="rotate (-0.588350490847289) translate (21.021cm 16.953cm)" svg:viewBox="0 0 1037 1479" svg:d="M0 0c1373 0 987 1479 987 1479">
          <text:p/>
        </draw:path>
        <draw:frame draw:style-name="gr4" draw:text-style-name="P2" draw:layer="layout" svg:width="6.604cm" svg:height="0.729cm" svg:x="12.446cm" svg:y="14.471cm">
          <draw:text-box>
            <text:p><text:span text:style-name="T1">Get: project key </text:span><text:span text:style-name="T5">w/ pass phrase</text:span></text:p>
          </draw:text-box>
        </draw:frame>
        <draw:frame draw:style-name="gr4" draw:text-style-name="P2" draw:layer="layout" svg:width="5.588cm" svg:height="1.685cm" svg:x="21.59cm" svg:y="15.354cm">
          <draw:text-box>
            <text:p><text:span text:style-name="T1">Generate current project PBE key </text:span><text:span text:style-name="T5">using pass phrase</text:span></text:p>
          </draw:text-box>
        </draw:frame>
        <draw:frame draw:style-name="gr4" draw:text-style-name="P2" draw:layer="layout" svg:width="5.588cm" svg:height="1.685cm" svg:x="21.59cm" svg:y="17.155cm">
          <draw:text-box>
            <text:p><text:span text:style-name="T1">Read all project secret keys and decrypt <text:s/></text:span><text:span text:style-name="T5">using current PBE key</text:span></text:p>
          </draw:text-box>
        </draw:frame>
        <draw:frame draw:style-name="gr4" draw:text-style-name="P2" draw:layer="layout" svg:width="7.266cm" svg:height="0.729cm" svg:x="12.546cm" svg:y="18.172cm">
          <draw:text-box>
            <text:p><text:span text:style-name="T1">200 project secret keys w/ version</text:span></text:p>
          </draw:text-box>
        </draw:frame>
        <draw:line draw:style-name="gr2" draw:text-style-name="P1" draw:layer="layout" svg:x1="3.556cm" svg:y1="14.766cm" svg:x2="11.931cm" svg:y2="14.766cm">
          <text:p/>
        </draw:line>
        <draw:frame draw:style-name="gr3" draw:layer="layout" svg:width="6.604cm" svg:height="0.475cm" svg:x="4.064cm" svg:y="14.004cm">
          <draw:text-box>
            <text:p><text:span text:style-name="T1">Some user operation ...</text:span></text:p>
          </draw:text-box>
        </draw:frame>
        <draw:custom-shape draw:style-name="gr8" draw:text-style-name="P1" draw:layer="layout" svg:width="2.032cm" svg:height="1.016cm" svg:x="3.048cm" svg:y="12.6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032cm" svg:height="1.016cm" svg:x="10.948cm" svg:y="12.69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4cm" svg:height="0.729cm" svg:x="2.632cm" svg:y="12.922cm">
          <draw:text-box>
            <text:p><text:span text:style-name="T2">USER</text:span></text:p>
          </draw:text-box>
        </draw:frame>
        <draw:frame draw:style-name="gr4" draw:text-style-name="P2" draw:layer="layout" svg:width="3.7cm" svg:height="0.729cm" svg:x="10.332cm" svg:y="13.023cm">
          <draw:text-box>
            <text:p><text:span text:style-name="T2">PROJECT APP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3.556cm" svg:y1="3.818cm" svg:x2="3.556cm" svg:y2="20.328cm">
          <text:p/>
        </draw:line>
        <draw:line draw:style-name="gr1" draw:text-style-name="P1" draw:layer="layout" svg:x1="11.931cm" svg:y1="3.618cm" svg:x2="11.931cm" svg:y2="20.128cm">
          <text:p/>
        </draw:line>
        <draw:line draw:style-name="gr1" draw:text-style-name="P1" draw:layer="layout" svg:x1="20.956cm" svg:y1="3.618cm" svg:x2="20.956cm" svg:y2="20.128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5.666cm" svg:x2="11.931cm" svg:y2="5.666cm">
          <text:p/>
        </draw:line>
        <draw:frame draw:style-name="gr3" draw:text-style-name="P4" draw:layer="layout" svg:width="7.366cm" svg:height="0.475cm" svg:x="4.064cm" svg:y="3.864cm">
          <draw:text-box>
            <text:p><text:span text:style-name="T1">On board an identity with role PRIVATE</text:span></text:p>
          </draw:text-box>
        </draw:frame>
        <draw:frame draw:style-name="gr4" draw:text-style-name="P2" draw:layer="layout" svg:width="7.366cm" svg:height="0.729cm" svg:x="12.446cm" svg:y="4.205cm">
          <draw:text-box>
            <text:p><text:span text:style-name="T1">On board identity with role PRIVATE</text:span></text:p>
          </draw:text-box>
        </draw:frame>
        <draw:frame draw:style-name="gr4" draw:text-style-name="P2" draw:layer="layout" svg:width="5.588cm" svg:height="1.685cm" svg:x="21.69cm" svg:y="4.488cm">
          <draw:text-box>
            <text:p><text:span text:style-name="T1">If identity exists, assign role PRIVATE to user account</text:span></text:p>
          </draw:text-box>
        </draw:frame>
        <draw:frame draw:style-name="gr4" draw:text-style-name="P2" draw:layer="layout" svg:width="6.604cm" svg:height="0.729cm" svg:x="12.546cm" svg:y="5.006cm">
          <draw:text-box>
            <text:p><text:span text:style-name="T1">200 identity on boarded</text:span></text:p>
          </draw:text-box>
        </draw:frame>
        <draw:line draw:style-name="gr2" draw:text-style-name="P1" draw:layer="layout" svg:x1="20.957cm" svg:y1="19.766cm" svg:x2="11.932cm" svg:y2="19.766cm">
          <text:p/>
        </draw:line>
        <draw:frame draw:style-name="gr4" draw:text-style-name="P2" draw:layer="layout" svg:width="5.588cm" svg:height="1.207cm" svg:x="21.59cm" svg:y="12.489cm">
          <draw:text-box>
            <text:p><text:span text:style-name="T1">Generate user's PBE key </text:span><text:span text:style-name="T5">using pass phrase</text:span></text:p>
          </draw:text-box>
        </draw:frame>
        <draw:frame draw:style-name="gr4" draw:text-style-name="P2" draw:layer="layout" svg:width="7.266cm" svg:height="0.729cm" svg:x="12.546cm" svg:y="19.107cm">
          <draw:text-box>
            <text:p><text:span text:style-name="T1">200 user's private keys w/ version</text:span></text:p>
          </draw:text-box>
        </draw:frame>
        <draw:line draw:style-name="gr2" draw:text-style-name="P1" draw:layer="layout" svg:x1="3.556cm" svg:y1="8.301cm" svg:x2="11.931cm" svg:y2="8.301cm">
          <text:p/>
        </draw:line>
        <draw:frame draw:style-name="gr11" draw:text-style-name="P4" draw:layer="layout" svg:width="6.604cm" svg:height="0.475cm" svg:x="4.064cm" svg:y="7.739cm">
          <draw:text-box>
            <text:p><text:span text:style-name="T1">Some private user operation ...</text:span></text:p>
          </draw:text-box>
        </draw:frame>
        <draw:frame draw:style-name="gr4" draw:text-style-name="P5" draw:layer="layout" svg:width="15.24cm" svg:height="0.962cm" svg:x="6.38cm" svg:y="1.516cm">
          <draw:text-box>
            <text:p><text:span text:style-name="T3">KMS Service : User Key Generation</text:span></text:p>
          </draw:text-box>
        </draw:frame>
        <draw:frame draw:style-name="gr5" draw:text-style-name="P2" draw:layer="layout" svg:width="2.794cm" svg:height="0.729cm" svg:x="2.748cm" svg:y="2.856cm">
          <draw:text-box>
            <text:p><text:span text:style-name="T2">ADMIN</text:span></text:p>
          </draw:text-box>
        </draw:frame>
        <draw:frame draw:style-name="gr4" draw:text-style-name="P2" draw:layer="layout" svg:width="3.8cm" svg:height="0.729cm" svg:x="10.532cm" svg:y="2.857cm">
          <draw:text-box>
            <text:p><text:span text:style-name="T2">DEV PORTAL</text:span></text:p>
          </draw:text-box>
        </draw:frame>
        <draw:frame draw:style-name="gr4" draw:text-style-name="P2" draw:layer="layout" svg:width="2.54cm" svg:height="0.729cm" svg:x="19.932cm" svg:y="2.857cm">
          <draw:text-box>
            <text:p><text:span text:style-name="T2">IDP/KMS</text:span></text:p>
          </draw:text-box>
        </draw:frame>
        <draw:custom-shape draw:style-name="gr8" draw:text-style-name="P1" draw:layer="layout" svg:width="2.032cm" svg:height="1.016cm" svg:x="3.048cm" svg:y="6.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032cm" svg:height="1.016cm" svg:x="10.948cm" svg:y="6.5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4cm" svg:height="0.729cm" svg:x="2.632cm" svg:y="6.457cm">
          <draw:text-box>
            <text:p><text:span text:style-name="T2">USER</text:span></text:p>
          </draw:text-box>
        </draw:frame>
        <draw:frame draw:style-name="gr4" draw:text-style-name="P2" draw:layer="layout" svg:width="3.7cm" svg:height="1.207cm" svg:x="10.332cm" svg:y="6.558cm">
          <draw:text-box>
            <text:p><text:span text:style-name="T2">PROJECT APP (scope private)</text:span></text:p>
          </draw:text-box>
        </draw:frame>
        <draw:frame draw:style-name="gr4" draw:text-style-name="P2" draw:layer="layout" svg:width="5.588cm" svg:height="1.685cm" svg:x="12.646cm" svg:y="7.937cm">
          <draw:text-box>
            <text:p><text:span text:style-name="T1">Save request &amp; redirect to KMS for private key authorization</text:span></text:p>
          </draw:text-box>
        </draw:frame>
        <draw:line draw:style-name="gr2" draw:text-style-name="P1" draw:layer="layout" svg:x1="11.886cm" svg:y1="9.007cm" svg:x2="3.533cm" svg:y2="9.007cm">
          <text:p/>
        </draw:line>
        <draw:frame draw:style-name="gr4" draw:text-style-name="P2" draw:layer="layout" svg:width="7.266cm" svg:height="0.729cm" svg:x="4.047cm" svg:y="8.348cm">
          <draw:text-box>
            <text:p><text:span text:style-name="T1">302 get KMS authorization</text:span></text:p>
          </draw:text-box>
        </draw:frame>
        <draw:line draw:style-name="gr2" draw:text-style-name="P1" draw:layer="layout" svg:x1="3.556cm" svg:y1="9.784cm" svg:x2="20.956cm" svg:y2="9.784cm">
          <text:p/>
        </draw:line>
        <draw:frame draw:style-name="gr4" draw:text-style-name="P2" draw:layer="layout" svg:width="7.266cm" svg:height="0.729cm" svg:x="4.047cm" svg:y="9.149cm">
          <draw:text-box>
            <text:p><text:span text:style-name="T1">GET KMS private key authorization</text:span></text:p>
          </draw:text-box>
        </draw:frame>
        <draw:path draw:style-name="gr7" draw:text-style-name="P1" draw:layer="layout" svg:width="0.752cm" svg:height="0.658cm" draw:transform="rotate (-0.0930260491312984) translate (20.956cm 9.784cm)" svg:viewBox="0 0 753 659" svg:d="M0 0c1657 0 61 659 61 659">
          <text:p/>
        </draw:path>
        <draw:path draw:style-name="gr7" draw:text-style-name="P1" draw:layer="layout" svg:width="0.752cm" svg:height="0.658cm" draw:transform="rotate (-0.0930260491312984) translate (11.949cm 8.284cm)" svg:viewBox="0 0 753 659" svg:d="M0 0c1657 0 61 659 61 659">
          <text:p/>
        </draw:path>
        <draw:path draw:style-name="gr7" draw:text-style-name="P1" draw:layer="layout" svg:width="0.752cm" svg:height="0.658cm" draw:transform="rotate (-0.0930260491312984) translate (20.949cm 4.884cm)" svg:viewBox="0 0 753 659" svg:d="M0 0c1657 0 61 659 61 659">
          <text:p/>
        </draw:path>
        <draw:frame draw:style-name="gr4" draw:text-style-name="P2" draw:layer="layout" svg:width="5.588cm" svg:height="0.729cm" svg:x="21.69cm" svg:y="9.69cm">
          <draw:text-box>
            <text:p><text:span text:style-name="T1">Authenticate user</text:span></text:p>
          </draw:text-box>
        </draw:frame>
        <draw:line draw:style-name="gr6" draw:text-style-name="P1" draw:layer="layout" svg:x1="3.556cm" svg:y1="10.484cm" svg:x2="20.956cm" svg:y2="10.484cm">
          <text:p/>
        </draw:line>
        <draw:frame draw:style-name="gr4" draw:text-style-name="P2" draw:layer="layout" svg:width="7.266cm" svg:height="0.729cm" svg:x="14.047cm" svg:y="9.849cm">
          <draw:text-box>
            <text:p><text:span text:style-name="T1">302 IDP Login</text:span></text:p>
          </draw:text-box>
        </draw:frame>
        <draw:line draw:style-name="gr2" draw:text-style-name="P1" draw:layer="layout" svg:x1="3.556cm" svg:y1="11.484cm" svg:x2="20.956cm" svg:y2="11.484cm">
          <text:p/>
        </draw:line>
        <draw:frame draw:style-name="gr4" draw:text-style-name="P2" draw:layer="layout" svg:width="7.266cm" svg:height="0.729cm" svg:x="4.047cm" svg:y="10.85cm">
          <draw:text-box>
            <text:p><text:span text:style-name="T1">POST IDP login credentials</text:span></text:p>
          </draw:text-box>
        </draw:frame>
        <draw:line draw:style-name="gr6" draw:text-style-name="P1" draw:layer="layout" svg:x1="3.557cm" svg:y1="12.484cm" svg:x2="20.957cm" svg:y2="12.484cm">
          <text:p/>
        </draw:line>
        <draw:frame draw:style-name="gr4" draw:text-style-name="P2" draw:layer="layout" svg:width="9.913cm" svg:height="0.729cm" svg:x="11.731cm" svg:y="11.75cm">
          <draw:text-box>
            <text:p><text:span text:style-name="T1">200 OK w/ Form for Pass Phrase &amp; Authorization</text:span></text:p>
          </draw:text-box>
        </draw:frame>
        <draw:line draw:style-name="gr2" draw:text-style-name="P1" draw:layer="layout" svg:x1="3.556cm" svg:y1="13.312cm" svg:x2="20.956cm" svg:y2="13.312cm">
          <text:p/>
        </draw:line>
        <draw:frame draw:style-name="gr4" draw:text-style-name="P2" draw:layer="layout" svg:width="7.266cm" svg:height="0.729cm" svg:x="4.047cm" svg:y="12.678cm">
          <draw:text-box>
            <text:p><text:span text:style-name="T1">POST w/ pass phrase and consent</text:span></text:p>
          </draw:text-box>
        </draw:frame>
        <draw:path draw:style-name="gr7" draw:text-style-name="P1" draw:layer="layout" svg:width="0.752cm" svg:height="0.658cm" draw:transform="rotate (-0.0930260491312984) translate (20.942cm 13.284cm)" svg:viewBox="0 0 753 659" svg:d="M0 0c1657 0 61 659 61 659">
          <text:p/>
        </draw:path>
        <draw:path draw:style-name="gr7" draw:text-style-name="P1" draw:layer="layout" svg:width="0.752cm" svg:height="0.658cm" draw:transform="rotate (-0.0930260491312984) translate (20.935cm 15.184cm)" svg:viewBox="0 0 753 659" svg:d="M0 0c1657 0 61 659 61 659">
          <text:p/>
        </draw:path>
        <draw:frame draw:style-name="gr4" draw:text-style-name="P2" draw:layer="layout" svg:width="5.588cm" svg:height="1.685cm" svg:x="21.69cm" svg:y="14.59cm">
          <draw:text-box>
            <text:p><text:span text:style-name="T1">Generate v1 private key for the project, encrypt using PBE key &amp; save</text:span></text:p>
          </draw:text-box>
        </draw:frame>
        <draw:path draw:style-name="gr7" draw:text-style-name="P1" draw:layer="layout" svg:width="0.752cm" svg:height="0.658cm" draw:transform="rotate (-0.0930260491312984) translate (20.928cm 16.284cm)" svg:viewBox="0 0 753 659" svg:d="M0 0c1657 0 61 659 61 659">
          <text:p/>
        </draw:path>
        <draw:frame draw:style-name="gr4" draw:text-style-name="P2" draw:layer="layout" svg:width="5.588cm" svg:height="2.641cm" svg:x="21.59cm" svg:y="16.19cm">
          <draw:text-box>
            <text:p><text:span text:style-name="T1">Generate authorization code for requesting client &amp; save with private key using server side encryption with expiry</text:span></text:p>
          </draw:text-box>
        </draw:frame>
        <draw:line draw:style-name="gr6" draw:text-style-name="P1" draw:layer="layout" svg:x1="3.558cm" svg:y1="17.284cm" svg:x2="20.958cm" svg:y2="17.284cm">
          <text:p/>
        </draw:line>
        <draw:frame draw:style-name="gr4" draw:text-style-name="P2" draw:layer="layout" svg:width="9.913cm" svg:height="0.729cm" svg:x="11.832cm" svg:y="16.651cm">
          <draw:text-box>
            <text:p><text:span text:style-name="T1">302 to app's redirect url, w/ kms code</text:span></text:p>
          </draw:text-box>
        </draw:frame>
        <draw:line draw:style-name="gr2" draw:text-style-name="P1" draw:layer="layout" svg:x1="3.556cm" svg:y1="18.501cm" svg:x2="11.931cm" svg:y2="18.501cm">
          <text:p/>
        </draw:line>
        <draw:frame draw:style-name="gr4" draw:text-style-name="P2" draw:layer="layout" svg:width="7.266cm" svg:height="0.729cm" svg:x="3.847cm" svg:y="17.85cm">
          <draw:text-box>
            <text:p><text:span text:style-name="T1">GET w/ KMS authorization code</text:span></text:p>
          </draw:text-box>
        </draw:frame>
        <draw:frame draw:style-name="gr4" draw:text-style-name="P2" draw:layer="layout" svg:width="5.588cm" svg:height="1.207cm" svg:x="21.69cm" svg:y="13.49cm">
          <draw:text-box>
            <text:p><text:span text:style-name="T1">Lookup user's private key for project (not found)</text:span></text:p>
          </draw:text-box>
        </draw:frame>
        <draw:path draw:style-name="gr7" draw:text-style-name="P1" draw:layer="layout" svg:width="0.752cm" svg:height="0.658cm" draw:transform="rotate (-0.0930260491312984) translate (20.942cm 13.985cm)" svg:viewBox="0 0 753 659" svg:d="M0 0c1657 0 61 659 61 659">
          <text:p/>
        </draw:path>
        <draw:line draw:style-name="gr2" draw:text-style-name="P1" draw:layer="layout" svg:x1="11.931cm" svg:y1="18.888cm" svg:x2="20.956cm" svg:y2="18.888cm">
          <text:p/>
        </draw:line>
        <draw:frame draw:style-name="gr4" draw:text-style-name="P2" draw:layer="layout" svg:width="9.209cm" svg:height="0.729cm" svg:x="11.747cm" svg:y="18.251cm">
          <draw:text-box>
            <text:p><text:span text:style-name="T1">GET w/ KMS authorization code &amp; client cred</text:span></text:p>
          </draw:text-box>
        </draw:frame>
        <draw:path draw:style-name="gr7" draw:text-style-name="P1" draw:layer="layout" svg:width="0.752cm" svg:height="0.658cm" draw:transform="rotate (-0.0930260491312984) translate (21.021cm 18.884cm)" svg:viewBox="0 0 753 659" svg:d="M0 0c1657 0 61 659 61 659">
          <text:p/>
        </draw:path>
        <draw:frame draw:style-name="gr4" draw:text-style-name="P2" draw:layer="layout" svg:width="5.588cm" svg:height="1.685cm" svg:x="21.79cm" svg:y="18.69cm">
          <draw:text-box>
            <text:p><text:span text:style-name="T1">Lookup private key using auth code, discard local saved copy</text:span></text:p>
          </draw:text-box>
        </draw:frame>
        <draw:path draw:style-name="gr7" draw:text-style-name="P1" draw:layer="layout" svg:width="0.752cm" svg:height="0.658cm" draw:transform="rotate (-0.0930260491312984) translate (20.949cm 11.684cm)" svg:viewBox="0 0 753 659" svg:d="M0 0c1657 0 61 659 61 659">
          <text:p/>
        </draw:path>
        <draw:frame draw:style-name="gr4" draw:text-style-name="P2" draw:layer="layout" svg:width="5.588cm" svg:height="1.207cm" svg:x="21.69cm" svg:y="11.291cm">
          <draw:text-box>
            <text:p><text:span text:style-name="T1">Validate user has role PRIVATE for projec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2:24:11.128857250</meta:creation-date>
    <dc:date>2016-03-23T23:43:39.664961046</dc:date>
    <meta:editing-duration>PT4H29M21S</meta:editing-duration>
    <meta:editing-cycles>22</meta:editing-cycles>
    <meta:generator>LibreOffice/4.2.8.2$Linux_X86_64 LibreOffice_project/420m0$Build-2</meta:generator>
    <meta:document-statistic meta:object-count="267"/>
  </office:meta>
</office:document-meta>
</file>